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5" style:family="table-cell" style:parent-style-name="Default" style:data-style-name="N37"/>
    <style:style style:name="ce6" style:family="table-cell" style:parent-style-name="Default" style:data-style-name="N41"/>
    <style:style style:name="ce7" style:family="table-cell" style:parent-style-name="Default" style:data-style-name="N44"/>
    <style:style style:name="ce8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Default"/>
        <table:table-column table:style-name="co3" table:default-cell-style-name="ce7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8" table:formula="of:=SUM([.E$1:.E$1048576])" office:value-type="time" office:time-value="PT128H03M00S" calcext:value-type="time">
            <text:p>128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7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Show notifications from user backend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8H20M00S" calcext:value-type="time">
            <text:p>18:2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Notifications fetch frontend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Enable regular notification modal</text:p>
          </table:table-cell>
          <table:table-cell table:formula="of:=[.C76]-[.B76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Enable regular notification integration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Install serviceworker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/>
          <table:table-cell table:formula="of:=[.C79]-[.B79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7:01:25.08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3T17:58:23.662000000</dc:date>
    <meta:editing-duration>P8DT22H47M24S</meta:editing-duration>
    <meta:editing-cycles>185</meta:editing-cycles>
    <meta:generator>LibreOffice/7.2.5.2$Windows_X86_64 LibreOffice_project/499f9727c189e6ef3471021d6132d4c694f357e5</meta:generator>
    <meta:document-statistic meta:table-count="1" meta:cell-count="399" meta:object-count="0"/>
  </office:meta>
</office:document-meta>
</file>